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eapon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Damage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uint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st Weap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 Weapon 2</text:p>
          </table:table-cell>
          <table:table-cell table:number-columns-repeated="2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1">00/00/0000</text:date>, <text:time style:data-style-name="N2" text:time-value="18:13:42.2961507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4T22:41:04.845090603</meta:creation-date>
    <dc:date>2025-10-11T18:13:56.013035919</dc:date>
    <meta:editing-duration>PT7M23S</meta:editing-duration>
    <meta:editing-cycles>5</meta:editing-cycles>
    <meta:generator>LibreOffice/25.2.6.2$Linux_X86_64 LibreOffice_project/520$Build-2</meta:generator>
    <meta:document-statistic meta:table-count="1" meta:cell-count="16" meta:object-count="0"/>
  </office:meta>
</office:document-meta>
</file>